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22000004E9D7AF1757.png" manifest:media-type="image/png"/>
  <manifest:file-entry manifest:full-path="Pictures/100002010000054E0000054E950D71F5.png" manifest:media-type="image/png"/>
  <manifest:file-entry manifest:full-path="Pictures/10000201000000C80000003BC6868209.png" manifest:media-type="image/png"/>
  <manifest:file-entry manifest:full-path="Pictures/10000201000000C400000045F9AC0220.png" manifest:media-type="image/png"/>
  <manifest:file-entry manifest:full-path="Pictures/10000201000002DD000001B8C7449D27.png" manifest:media-type="image/png"/>
  <manifest:file-entry manifest:full-path="Pictures/10000201000000E10000002B3F86E6BA.png" manifest:media-type="image/png"/>
  <manifest:file-entry manifest:full-path="Pictures/100002010000054E0000054EFCCFD305.png" manifest:media-type="image/png"/>
  <manifest:file-entry manifest:full-path="Pictures/100002010000001E0000001E57F6E610.png" manifest:media-type="image/png"/>
  <manifest:file-entry manifest:full-path="Pictures/100002010000002500000025F38CABF7.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3.86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draw:auto-grow-height="true" fo:min-height="12.18cm"/>
    </style:style>
    <style:style style:name="pr11" style:family="presentation" style:parent-style-name="Default-title">
      <style:graphic-properties draw:auto-grow-height="true" fo:min-height="3cm"/>
    </style:style>
    <style:style style:name="pr12" style:family="presentation" style:parent-style-name="Default-outline1">
      <style:graphic-properties draw:auto-grow-height="true" fo:min-height="12.1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text:list-style style:name="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Bern 2014 Conference Presentation Templa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Sample Conf. Presentation Template</text:p>
          </draw:text-box>
        </draw:frame>
        <draw:frame presentation:style-name="pr2" draw:text-style-name="P2" draw:layer="layout" svg:width="21.5cm" svg:height="12.18cm" svg:x="3.5cm" svg:y="13.5cm" presentation:class="outline">
          <draw:text-box>
            <text:list text:style-name="L2">
              <text:list-item>
                <text:p text:style-name="P1"><text:span text:style-name="T1">Based on 2012 design</text:span></text:p>
              </text:list-item>
              <text:list-item>
                <text:p text:style-name="P1"><text:span text:style-name="T1">Version 2014-03-28</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4.36cm" svg:x="1cm" svg:y="4.5cm" presentation:class="outline">
          <draw:text-box>
            <text:list text:style-name="L3">
              <text:list-item>
                <text:p>Here is space for your content …</text:p>
              </text:list-item>
              <text:list-item>
                <text:p>Some hints:</text:p>
                <text:list>
                  <text:list-item>
                    <text:p><text:span text:style-name="T2">Use the master pages</text:span> being the basis for the default slides</text:p>
                  </text:list-item>
                  <text:list-item>
                    <text:p>It would be useful to add your presentation title to the footer. Add it via <text:span text:style-name="T3">Insert – Page Number … – Footer</text:span></text:p>
                  </text:list-item>
                  <text:list-item>
                    <text:p>Use the <text:span text:style-name="T2">LibreOffice Color Palette</text:span> delivered with LibreOffice (libreoffice.so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3.86cm" svg:x="1cm" svg:y="4.5cm" presentation:class="outline">
          <draw:text-box>
            <text:p>Here are some pre-defined shapes for your convenience: copy the shapes, copy their formatting, or use the LibO styles.</text:p>
          </draw:text-box>
        </draw:frame>
        <draw:custom-shape draw:style-name="gr2" draw:text-style-name="P4" xml:id="id2" draw:id="id2" draw:layer="layout" svg:width="5.5cm" svg:height="1.5cm" svg:x="8.999cm" svg:y="7.5cm">
          <text:p text:style-name="P4">Green Bright</text:p>
          <draw:enhanced-geometry svg:viewBox="0 0 21600 21600" draw:type="rectangle" draw:enhanced-path="M 0 0 L 21600 0 21600 21600 0 21600 0 0 Z N"/>
        </draw:custom-shape>
        <draw:custom-shape draw:style-name="gr3" draw:text-style-name="P4" xml:id="id1" draw:id="id1" draw:layer="layout" svg:width="5.5cm" svg:height="1.5cm" svg:x="1cm" svg:y="7.5cm">
          <text:p text:style-name="P4">Green Dark</text:p>
          <draw:enhanced-geometry svg:viewBox="0 0 21600 21600" draw:type="rectangle" draw:enhanced-path="M 0 0 L 21600 0 21600 21600 0 21600 0 0 Z N"/>
        </draw:custom-shape>
        <draw:custom-shape draw:style-name="gr4" draw:text-style-name="P4" xml:id="id4" draw:id="id4" draw:layer="layout" svg:width="5.5cm" svg:height="1.5cm" svg:x="8.999cm" svg:y="9.5cm">
          <text:p text:style-name="P4">Blue Bright</text:p>
          <draw:enhanced-geometry svg:viewBox="0 0 21600 21600" draw:type="rectangle" draw:enhanced-path="M 0 0 L 21600 0 21600 21600 0 21600 0 0 Z N"/>
        </draw:custom-shape>
        <draw:custom-shape draw:style-name="gr5" draw:text-style-name="P4" xml:id="id3" draw:id="id3" draw:layer="layout" svg:width="5.5cm" svg:height="1.5cm" svg:x="1cm" svg:y="9.5cm">
          <text:p text:style-name="P4">Blue Dark</text:p>
          <draw:enhanced-geometry svg:viewBox="0 0 21600 21600" draw:type="rectangle" draw:enhanced-path="M 0 0 L 21600 0 21600 21600 0 21600 0 0 Z N"/>
        </draw:custom-shape>
        <draw:custom-shape draw:style-name="gr6" draw:text-style-name="P4" xml:id="id6" draw:id="id6" draw:layer="layout" svg:width="5.5cm" svg:height="1.5cm" svg:x="8.999cm" svg:y="11.5cm">
          <text:p text:style-name="P4">Orange Bright</text:p>
          <draw:enhanced-geometry svg:viewBox="0 0 21600 21600" draw:type="rectangle" draw:enhanced-path="M 0 0 L 21600 0 21600 21600 0 21600 0 0 Z N"/>
        </draw:custom-shape>
        <draw:custom-shape draw:style-name="gr7" draw:text-style-name="P4" xml:id="id5" draw:id="id5" draw:layer="layout" svg:width="5.5cm" svg:height="1.5cm" svg:x="1cm" svg:y="11.5cm">
          <text:p text:style-name="P4">Orange Dark</text:p>
          <draw:enhanced-geometry svg:viewBox="0 0 21600 21600" draw:type="rectangle" draw:enhanced-path="M 0 0 L 21600 0 21600 21600 0 21600 0 0 Z N"/>
        </draw:custom-shape>
        <draw:custom-shape draw:style-name="gr8" draw:text-style-name="P4" xml:id="id8" draw:id="id8" draw:layer="layout" svg:width="5.5cm" svg:height="1.5cm" svg:x="8.999cm" svg:y="13.5cm">
          <text:p text:style-name="P4">Purple Bright</text:p>
          <draw:enhanced-geometry svg:viewBox="0 0 21600 21600" draw:type="rectangle" draw:enhanced-path="M 0 0 L 21600 0 21600 21600 0 21600 0 0 Z N"/>
        </draw:custom-shape>
        <draw:custom-shape draw:style-name="gr9" draw:text-style-name="P4" xml:id="id7" draw:id="id7" draw:layer="layout" svg:width="5.5cm" svg:height="1.5cm" svg:x="1cm" svg:y="13.5cm">
          <text:p text:style-name="P4">Purple Dark</text:p>
          <draw:enhanced-geometry svg:viewBox="0 0 21600 21600" draw:type="rectangle" draw:enhanced-path="M 0 0 L 21600 0 21600 21600 0 21600 0 0 Z N"/>
        </draw:custom-shape>
        <draw:custom-shape draw:style-name="gr10" draw:text-style-name="P4" xml:id="id10" draw:id="id10" draw:layer="layout" svg:width="5.5cm" svg:height="1.5cm" svg:x="9cm" svg:y="15.5cm">
          <text:p text:style-name="P4">Yellow Bright</text:p>
          <draw:enhanced-geometry svg:viewBox="0 0 21600 21600" draw:type="rectangle" draw:enhanced-path="M 0 0 L 21600 0 21600 21600 0 21600 0 0 Z N"/>
        </draw:custom-shape>
        <draw:custom-shape draw:style-name="gr11" draw:text-style-name="P4" xml:id="id9" draw:id="id9" draw:layer="layout" svg:width="5.5cm" svg:height="1.5cm" svg:x="1cm" svg:y="15.5cm">
          <text:p text:style-name="P4">Yellow Dark</text:p>
          <draw:enhanced-geometry svg:viewBox="0 0 21600 21600" draw:type="rectangle" draw:enhanced-path="M 0 0 L 21600 0 21600 21600 0 21600 0 0 Z N"/>
        </draw:custom-shape>
        <draw:connector draw:style-name="gr12" draw:text-style-name="P4" draw:layer="layout" svg:x1="6.5cm" svg:y1="8.25cm" svg:x2="8.999cm" svg:y2="8.25cm" draw:start-shape="id1" draw:start-glue-point="1" draw:end-shape="id2" draw:end-glue-point="3" svg:d="M6500 8250h2499" svg:viewBox="0 0 2500 1">
          <text:p/>
        </draw:connector>
        <draw:custom-shape draw:style-name="gr13" draw:text-style-name="P4"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2" draw:text-style-name="P4" draw:layer="layout" svg:x1="6.5cm" svg:y1="10.25cm" svg:x2="8.999cm" svg:y2="10.25cm" draw:start-shape="id3" draw:start-glue-point="1" draw:end-shape="id4" draw:end-glue-point="3" svg:d="M6500 10250h2499" svg:viewBox="0 0 2500 1">
          <text:p/>
        </draw:connector>
        <draw:connector draw:style-name="gr12" draw:text-style-name="P4" draw:layer="layout" svg:x1="6.5cm" svg:y1="12.25cm" svg:x2="8.999cm" svg:y2="12.25cm" draw:start-shape="id5" draw:start-glue-point="1" draw:end-shape="id6" draw:end-glue-point="3" svg:d="M6500 12250h2499" svg:viewBox="0 0 2500 1">
          <text:p/>
        </draw:connector>
        <draw:connector draw:style-name="gr12" draw:text-style-name="P4" draw:layer="layout" svg:x1="6.5cm" svg:y1="14.25cm" svg:x2="8.999cm" svg:y2="14.25cm" draw:start-shape="id7" draw:start-glue-point="1" draw:end-shape="id8" draw:end-glue-point="3" svg:d="M6500 14250h2499" svg:viewBox="0 0 2500 1">
          <text:p/>
        </draw:connector>
        <draw:connector draw:style-name="gr12"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Section Header Example</text:p>
          </draw:text-box>
        </draw:frame>
        <draw:frame presentation:style-name="pr10" draw:layer="layout" svg:width="26cm" svg:height="12.18cm" svg:x="1cm" svg:y="4.5cm" presentation:class="subtitle">
          <draw:text-box>
            <text:p>You may add additional text here ...</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1" draw:master-page-name="Default"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Thank you … for using this template!</text:p>
          </draw:text-box>
        </draw:frame>
        <draw:frame presentation:style-name="pr12" draw:layer="layout" svg:width="26cm" svg:height="12.18cm" svg:x="1cm" svg:y="4.5cm" presentation:class="outline">
          <draw:text-box>
            <text:list text:style-name="L3">
              <text:list-item>
                <text:p>See you at the LibreOffice Berlin Conference</text:p>
              </text:list-item>
              <text:list-item>
                <text:p>Find out more at <text:a xlink:href="http://conference.libreoffice.org/" xlink:type="simple">http://conference.libreoffice.org</text:a></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solid" draw:fill-color="#18a303" draw:fill-image-width="0cm" draw:fill-image-height="0cm"/>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ffffff"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solid" draw:fill-color="#18a303" draw:fill-image-width="0cm" draw:fill-image-height="0cm"/>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18a303"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8a303"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gradient" draw:fill-color="#e6e6e6" draw:fill-gradient-name="Gradient_20_8" draw:textarea-horizontal-align="center" draw:textarea-vertical-align="middle"/>
    </style:style>
    <style:style style:name="Mgr7" style:family="graphic" style:parent-style-name="standard">
      <style:graphic-properties draw:stroke="none" draw:fill="none" fo:min-height="0.79cm" fo:padding-top="0cm" fo:padding-bottom="0cm" fo:padding-left="0cm" fo:padding-right="0cm"/>
    </style:style>
    <style:style style:name="Mgr8"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5cm" svg:height="15.5cm" svg:x="-4cm" svg:y="-6.5cm">
        <draw:image xlink:href="Pictures/100002010000054E0000054EFCCFD305.png" xlink:type="simple" xlink:show="embed" xlink:actuate="onLoad">
          <text:p/>
        </draw:image>
      </draw:frame>
      <draw:frame draw:style-name="Mgr4" draw:text-style-name="MP3" draw:layer="backgroundobjects" svg:width="4cm" svg:height="0.763cm" svg:x="1.1cm" svg:y="19.838cm">
        <draw:image xlink:href="Pictures/10000201000000E10000002B3F86E6BA.png" xlink:type="simple" xlink:show="embed" xlink:actuate="onLoad">
          <text:p/>
        </draw:image>
      </draw:frame>
      <draw:frame draw:style-name="Mgr5" draw:text-style-name="MP3" draw:layer="backgroundobjects" svg:width="14.767cm" svg:height="7.487cm" svg:x="12.733cm" svg:y="0.513cm">
        <draw:image xlink:href="Pictures/10000201000002DD000001B8C7449D27.png" xlink:type="simple" xlink:show="embed" xlink:actuate="onLoad">
          <text:p/>
        </draw:image>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rect draw:style-name="Mgr6"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7"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25.856cm" svg:height="25.856cm" svg:x="-5.744cm" svg:y="-7.292cm">
        <draw:image xlink:href="Pictures/100002010000054E0000054E950D71F5.png" xlink:type="simple" xlink:show="embed" xlink:actuate="onLoad">
          <text:p/>
        </draw:image>
      </draw:frame>
      <draw:frame draw:style-name="Mgr5" draw:text-style-name="MP3" draw:layer="backgroundobjects" svg:width="9.501cm" svg:height="4.986cm" svg:x="18cm" svg:y="0.514cm">
        <draw:image xlink:href="Pictures/10000201000002DD000001B8C7449D2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2">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6"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rect draw:style-name="Mgr8"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6"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9M27S</meta:editing-duration>
    <meta:editing-cycles>10</meta:editing-cycles>
    <meta:generator>LibreOffice/4.2.1.1$Linux_X86_64 LibreOffice_project/d7dbbd7842e6a58b0f521599204e827654e1fb8b</meta:generator>
    <dc:description>Based on LibreOffice Paris 2011 Conference Presentation Template
More information can be found at:
http://conference.libreoffice.org/

Status: Production
Version: 2011-09-19</dc:description>
    <dc:subject>LibreOffice Marketing Material</dc:subject>
    <dc:title>LibreOffice Berlin 2012 Conferen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3-28T07:09:40.621843585</dc:date>
    <meta:document-statistic meta:object-count="111"/>
  </office:meta>
</office:document-meta>
</file>